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4" calcext:value-type="float">
            <text:p>1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8" calcext:value-type="float">
            <text:p>16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7" calcext:value-type="float">
            <text:p>17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1" calcext:value-type="float">
            <text:p>17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6" calcext:value-type="float">
            <text:p>17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7" calcext:value-type="float">
            <text:p>18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3" calcext:value-type="float">
            <text:p>1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3" calcext:value-type="float">
            <text:p>1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8" calcext:value-type="float">
            <text:p>1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4" calcext:value-type="float">
            <text:p>1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8" calcext:value-type="float">
            <text:p>1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8" calcext:value-type="float">
            <text:p>1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2" calcext:value-type="float">
            <text:p>17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2" calcext:value-type="float">
            <text:p>1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8" calcext:value-type="float">
            <text:p>16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3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1" calcext:value-type="float">
            <text:p>12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1" calcext:value-type="float">
            <text:p>12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9" calcext:value-type="float">
            <text:p>12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09" calcext:value-type="float">
            <text:p>13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5" calcext:value-type="float">
            <text:p>13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6" calcext:value-type="float">
            <text:p>13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8" calcext:value-type="float">
            <text:p>13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1" calcext:value-type="float">
            <text:p>13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9" calcext:value-type="float">
            <text:p>13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4" calcext:value-type="float">
            <text:p>13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9" calcext:value-type="float">
            <text:p>13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4" calcext:value-type="float">
            <text:p>13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09" calcext:value-type="float">
            <text:p>13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9" calcext:value-type="float">
            <text:p>13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8" calcext:value-type="float">
            <text:p>13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99" calcext:value-type="float">
            <text:p>13.3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3" calcext:value-type="float">
            <text:p>13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53" calcext:value-type="float">
            <text:p>13.4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2" calcext:value-type="float">
            <text:p>13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8" calcext:value-type="float">
            <text:p>1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53" calcext:value-type="float">
            <text:p>13.5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5" calcext:value-type="float">
            <text:p>13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16" calcext:value-type="float">
            <text:p>13.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2" calcext:value-type="float">
            <text:p>13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4" calcext:value-type="float">
            <text:p>13.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14" calcext:value-type="float">
            <text:p>13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2" calcext:value-type="float">
            <text:p>13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81" calcext:value-type="float">
            <text:p>13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1" calcext:value-type="float">
            <text:p>13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46" calcext:value-type="float">
            <text:p>13.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82" calcext:value-type="float">
            <text:p>13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9" calcext:value-type="float">
            <text:p>13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3" calcext:value-type="float">
            <text:p>13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6" calcext:value-type="float">
            <text:p>14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8" calcext:value-type="float">
            <text:p>14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82" calcext:value-type="float">
            <text:p>14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19" calcext:value-type="float">
            <text:p>14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48" calcext:value-type="float">
            <text:p>14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87" calcext:value-type="float">
            <text:p>14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19" calcext:value-type="float">
            <text:p>14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56" calcext:value-type="float">
            <text:p>14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96" calcext:value-type="float">
            <text:p>14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3" calcext:value-type="float">
            <text:p>14.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59" calcext:value-type="float">
            <text:p>14.3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1" calcext:value-type="float">
            <text:p>14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6" calcext:value-type="float">
            <text:p>14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1" calcext:value-type="float">
            <text:p>14.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5" calcext:value-type="float">
            <text:p>14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1" calcext:value-type="float">
            <text:p>14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1" calcext:value-type="float">
            <text:p>14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4" calcext:value-type="float">
            <text:p>14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35" calcext:value-type="float">
            <text:p>14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1" calcext:value-type="float">
            <text:p>14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45" calcext:value-type="float">
            <text:p>14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8" calcext:value-type="float">
            <text:p>14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02" calcext:value-type="float">
            <text:p>14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9" calcext:value-type="float">
            <text:p>14.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71" calcext:value-type="float">
            <text:p>14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03" calcext:value-type="float">
            <text:p>14.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9" calcext:value-type="float">
            <text:p>14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3" calcext:value-type="float">
            <text:p>15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54" calcext:value-type="float">
            <text:p>15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84" calcext:value-type="float">
            <text:p>15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13" calcext:value-type="float">
            <text:p>15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46" calcext:value-type="float">
            <text:p>1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7" calcext:value-type="float">
            <text:p>15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2" calcext:value-type="float">
            <text:p>15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7" calcext:value-type="float">
            <text:p>15.2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4" calcext:value-type="float">
            <text:p>15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22" calcext:value-type="float">
            <text:p>15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8" calcext:value-type="float">
            <text:p>15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1" calcext:value-type="float">
            <text:p>15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27" calcext:value-type="float">
            <text:p>15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97" calcext:value-type="float">
            <text:p>15.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7" calcext:value-type="float">
            <text:p>15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91" calcext:value-type="float">
            <text:p>15.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22" calcext:value-type="float">
            <text:p>15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4" calcext:value-type="float">
            <text:p>15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4" calcext:value-type="float">
            <text:p>15.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9" calcext:value-type="float">
            <text:p>15.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4" calcext:value-type="float">
            <text:p>15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9" calcext:value-type="float">
            <text:p>15.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4" calcext:value-type="float">
            <text:p>15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9" calcext:value-type="float">
            <text:p>15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4" calcext:value-type="float">
            <text:p>15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05" calcext:value-type="float">
            <text:p>16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1" calcext:value-type="float">
            <text:p>16.0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3" calcext:value-type="float">
            <text:p>16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11" calcext:value-type="float">
            <text:p>16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3" calcext:value-type="float">
            <text:p>16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5" calcext:value-type="float">
            <text:p>1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23" calcext:value-type="float">
            <text:p>16.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8" calcext:value-type="float">
            <text:p>16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8" calcext:value-type="float">
            <text:p>16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13" calcext:value-type="float">
            <text:p>16.3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44" calcext:value-type="float">
            <text:p>16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74" calcext:value-type="float">
            <text:p>16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96" calcext:value-type="float">
            <text:p>16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9" calcext:value-type="float">
            <text:p>16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8" calcext:value-type="float">
            <text:p>16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6" calcext:value-type="float">
            <text:p>16.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5" calcext:value-type="float">
            <text:p>16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06" calcext:value-type="float">
            <text:p>16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33" calcext:value-type="float">
            <text:p>16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2" calcext:value-type="float">
            <text:p>16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09" calcext:value-type="float">
            <text:p>16.7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4" calcext:value-type="float">
            <text:p>16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02" calcext:value-type="float">
            <text:p>16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22" calcext:value-type="float">
            <text:p>16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1" calcext:value-type="float">
            <text:p>16.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65" calcext:value-type="float">
            <text:p>16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91" calcext:value-type="float">
            <text:p>16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24" calcext:value-type="float">
            <text:p>16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4" calcext:value-type="float">
            <text:p>16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03" calcext:value-type="float">
            <text:p>17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22" calcext:value-type="float">
            <text:p>17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31" calcext:value-type="float">
            <text:p>17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59" calcext:value-type="float">
            <text:p>17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79" calcext:value-type="float">
            <text:p>17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04" calcext:value-type="float">
            <text:p>14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8" calcext:value-type="float">
            <text:p>14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9" calcext:value-type="float">
            <text:p>14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2" calcext:value-type="float">
            <text:p>14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3" calcext:value-type="float">
            <text:p>14.6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49" calcext:value-type="float">
            <text:p>14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1" calcext:value-type="float">
            <text:p>14.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9" calcext:value-type="float">
            <text:p>14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4" calcext:value-type="float">
            <text:p>14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7" calcext:value-type="float">
            <text:p>14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65" calcext:value-type="float">
            <text:p>14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74" calcext:value-type="float">
            <text:p>14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11" calcext:value-type="float">
            <text:p>14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36" calcext:value-type="float">
            <text:p>14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6" calcext:value-type="float">
            <text:p>13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1" calcext:value-type="float">
            <text:p>13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69" calcext:value-type="float">
            <text:p>13.8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2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08" calcext:value-type="float">
            <text:p>13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04" calcext:value-type="float">
            <text:p>13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56" calcext:value-type="float">
            <text:p>13.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14" calcext:value-type="float">
            <text:p>13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6" calcext:value-type="float">
            <text:p>13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17" calcext:value-type="float">
            <text:p>13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6" calcext:value-type="float">
            <text:p>13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04" calcext:value-type="float">
            <text:p>13.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1" calcext:value-type="float">
            <text:p>13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1" calcext:value-type="float">
            <text:p>13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5" calcext:value-type="float">
            <text:p>13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2" calcext:value-type="float">
            <text:p>13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8" calcext:value-type="float">
            <text:p>13.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1" calcext:value-type="float">
            <text:p>13.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4" calcext:value-type="float">
            <text:p>13.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7" calcext:value-type="float">
            <text:p>13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2" calcext:value-type="float">
            <text:p>13.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6" calcext:value-type="float">
            <text:p>13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7" calcext:value-type="float">
            <text:p>12.9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7" calcext:value-type="float">
            <text:p>12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6" calcext:value-type="float">
            <text:p>12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9" calcext:value-type="float">
            <text:p>12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8" calcext:value-type="float">
            <text:p>12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5" calcext:value-type="float">
            <text:p>12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7" calcext:value-type="float">
            <text:p>12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7" calcext:value-type="float">
            <text:p>12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3" calcext:value-type="float">
            <text:p>12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2" calcext:value-type="float">
            <text:p>12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3" calcext:value-type="float">
            <text:p>12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6" calcext:value-type="float">
            <text:p>12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6" calcext:value-type="float">
            <text:p>12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01" calcext:value-type="float">
            <text:p>13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6" calcext:value-type="float">
            <text:p>13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9" calcext:value-type="float">
            <text:p>13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67" calcext:value-type="float">
            <text:p>13.0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82" calcext:value-type="float">
            <text:p>13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1" calcext:value-type="float">
            <text:p>13.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4" calcext:value-type="float">
            <text:p>13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4" calcext:value-type="float">
            <text:p>13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4" calcext:value-type="float">
            <text:p>13.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07" calcext:value-type="float">
            <text:p>13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5" calcext:value-type="float">
            <text:p>13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9" calcext:value-type="float">
            <text:p>13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1" calcext:value-type="float">
            <text:p>13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5" calcext:value-type="float">
            <text:p>13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1" calcext:value-type="float">
            <text:p>13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48" calcext:value-type="float">
            <text:p>13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1" calcext:value-type="float">
            <text:p>13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88" calcext:value-type="float">
            <text:p>13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3" calcext:value-type="float">
            <text:p>13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52" calcext:value-type="float">
            <text:p>13.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8" calcext:value-type="float">
            <text:p>13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06" calcext:value-type="float">
            <text:p>13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1" calcext:value-type="float">
            <text:p>13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92" calcext:value-type="float">
            <text:p>16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08" calcext:value-type="float">
            <text:p>16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4" calcext:value-type="float">
            <text:p>16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58" calcext:value-type="float">
            <text:p>16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89" calcext:value-type="float">
            <text:p>16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11" calcext:value-type="float">
            <text:p>16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32" calcext:value-type="float">
            <text:p>16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8" calcext:value-type="float">
            <text:p>16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45" calcext:value-type="float">
            <text:p>16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69" calcext:value-type="float">
            <text:p>16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92" calcext:value-type="float">
            <text:p>16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1" calcext:value-type="float">
            <text:p>16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12" calcext:value-type="float">
            <text:p>16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9" calcext:value-type="float">
            <text:p>16.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86" calcext:value-type="float">
            <text:p>16.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08" calcext:value-type="float">
            <text:p>16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1" calcext:value-type="float">
            <text:p>16.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9" calcext:value-type="float">
            <text:p>16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13" calcext:value-type="float">
            <text:p>16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7" calcext:value-type="float">
            <text:p>16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1" calcext:value-type="float">
            <text:p>16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82" calcext:value-type="float">
            <text:p>16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07" calcext:value-type="float">
            <text:p>17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36" calcext:value-type="float">
            <text:p>17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64" calcext:value-type="float">
            <text:p>17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8" calcext:value-type="float">
            <text:p>17.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14" calcext:value-type="float">
            <text:p>17.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38" calcext:value-type="float">
            <text:p>17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8" calcext:value-type="float">
            <text:p>17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19" calcext:value-type="float">
            <text:p>17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45" calcext:value-type="float">
            <text:p>17.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78" calcext:value-type="float">
            <text:p>17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16" calcext:value-type="float">
            <text:p>17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44" calcext:value-type="float">
            <text:p>17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1" calcext:value-type="float">
            <text:p>17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01" calcext:value-type="float">
            <text:p>17.4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2" calcext:value-type="float">
            <text:p>17.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85" calcext:value-type="float">
            <text:p>17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7" calcext:value-type="float">
            <text:p>17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1" calcext:value-type="float">
            <text:p>17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4" calcext:value-type="float">
            <text:p>17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2" calcext:value-type="float">
            <text:p>17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01" calcext:value-type="float">
            <text:p>17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1" calcext:value-type="float">
            <text:p>17.7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63" calcext:value-type="float">
            <text:p>17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96" calcext:value-type="float">
            <text:p>17.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32" calcext:value-type="float">
            <text:p>17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05" calcext:value-type="float">
            <text:p>17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3" calcext:value-type="float">
            <text:p>1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38" calcext:value-type="float">
            <text:p>18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3" calcext:value-type="float">
            <text:p>18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8" calcext:value-type="float">
            <text:p>18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34" calcext:value-type="float">
            <text:p>18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9" calcext:value-type="float">
            <text:p>18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33" calcext:value-type="float">
            <text:p>18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63" calcext:value-type="float">
            <text:p>18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96" calcext:value-type="float">
            <text:p>18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39" calcext:value-type="float">
            <text:p>18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1" calcext:value-type="float">
            <text:p>18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7" calcext:value-type="float">
            <text:p>18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85" calcext:value-type="float">
            <text:p>18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24" calcext:value-type="float">
            <text:p>18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38" calcext:value-type="float">
            <text:p>18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1" calcext:value-type="float">
            <text:p>18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81" calcext:value-type="float">
            <text:p>18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42" calcext:value-type="float">
            <text:p>19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44" calcext:value-type="float">
            <text:p>19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86" calcext:value-type="float">
            <text:p>19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4" calcext:value-type="float">
            <text:p>19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8" calcext:value-type="float">
            <text:p>19.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1" calcext:value-type="float">
            <text:p>20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34" calcext:value-type="float">
            <text:p>20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38" calcext:value-type="float">
            <text:p>20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1" calcext:value-type="float">
            <text:p>20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3" calcext:value-type="float">
            <text:p>20.7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5" calcext:value-type="float">
            <text:p>20.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88" calcext:value-type="float">
            <text:p>20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7" calcext:value-type="float">
            <text:p>20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7" calcext:value-type="float">
            <text:p>2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05" calcext:value-type="float">
            <text:p>20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56" calcext:value-type="float">
            <text:p>20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9" calcext:value-type="float">
            <text:p>20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9" calcext:value-type="float">
            <text:p>21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76" calcext:value-type="float">
            <text:p>21.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36" calcext:value-type="float">
            <text:p>21.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06" calcext:value-type="float">
            <text:p>21.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4" calcext:value-type="float">
            <text:p>21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05" calcext:value-type="float">
            <text:p>21.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73" calcext:value-type="float">
            <text:p>21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5" calcext:value-type="float">
            <text:p>21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95" calcext:value-type="float">
            <text:p>21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32" calcext:value-type="float">
            <text:p>21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57" calcext:value-type="float">
            <text:p>21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6" calcext:value-type="float">
            <text:p>21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37" calcext:value-type="float">
            <text:p>21.5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04" calcext:value-type="float">
            <text:p>21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1" calcext:value-type="float">
            <text:p>21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48" calcext:value-type="float">
            <text:p>21.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8" calcext:value-type="float">
            <text:p>21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6" calcext:value-type="float">
            <text:p>21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04" calcext:value-type="float">
            <text:p>21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42" calcext:value-type="float">
            <text:p>21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3" calcext:value-type="float">
            <text:p>21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9" calcext:value-type="float">
            <text:p>21.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8" calcext:value-type="float">
            <text:p>21.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9" calcext:value-type="float">
            <text:p>21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2" calcext:value-type="float">
            <text:p>21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7" calcext:value-type="float">
            <text:p>21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7" calcext:value-type="float">
            <text:p>21.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97" calcext:value-type="float">
            <text:p>21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64" calcext:value-type="float">
            <text:p>21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1" calcext:value-type="float">
            <text:p>21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77" calcext:value-type="float">
            <text:p>20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12" calcext:value-type="float">
            <text:p>20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41" calcext:value-type="float">
            <text:p>20.6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8" calcext:value-type="float">
            <text:p>20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6" calcext:value-type="float">
            <text:p>20.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8" calcext:value-type="float">
            <text:p>19.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9" calcext:value-type="float">
            <text:p>19.6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8" calcext:value-type="float">
            <text:p>19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4" calcext:value-type="float">
            <text:p>19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8" calcext:value-type="float">
            <text:p>19.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08" calcext:value-type="float">
            <text:p>18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34" calcext:value-type="float">
            <text:p>18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7" calcext:value-type="float">
            <text:p>18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2" calcext:value-type="float">
            <text:p>18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9" calcext:value-type="float">
            <text:p>13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5" calcext:value-type="float">
            <text:p>13.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82" calcext:value-type="float">
            <text:p>12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65" calcext:value-type="float">
            <text:p>12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5" calcext:value-type="float">
            <text:p>12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15" calcext:value-type="float">
            <text:p>12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1" calcext:value-type="float">
            <text:p>12.9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5" calcext:value-type="float">
            <text:p>12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3" calcext:value-type="float">
            <text:p>12.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8" calcext:value-type="float">
            <text:p>12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4" calcext:value-type="float">
            <text:p>12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7" calcext:value-type="float">
            <text:p>12.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88" calcext:value-type="float">
            <text:p>12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6" calcext:value-type="float">
            <text:p>12.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2" calcext:value-type="float">
            <text:p>12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06" calcext:value-type="float">
            <text:p>12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23" calcext:value-type="float">
            <text:p>12.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7" calcext:value-type="float">
            <text:p>12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3" calcext:value-type="float">
            <text:p>12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1" calcext:value-type="float">
            <text:p>12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47" calcext:value-type="float">
            <text:p>12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9" calcext:value-type="float">
            <text:p>1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4" calcext:value-type="float">
            <text:p>12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79" calcext:value-type="float">
            <text:p>12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17" calcext:value-type="float">
            <text:p>13.0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5" calcext:value-type="float">
            <text:p>13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4" calcext:value-type="float">
            <text:p>13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8" calcext:value-type="float">
            <text:p>13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84" calcext:value-type="float">
            <text:p>13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07" calcext:value-type="float">
            <text:p>13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46" calcext:value-type="float">
            <text:p>13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2" calcext:value-type="float">
            <text:p>1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68" calcext:value-type="float">
            <text:p>13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4" calcext:value-type="float">
            <text:p>13.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19" calcext:value-type="float">
            <text:p>13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5" calcext:value-type="float">
            <text:p>13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1" calcext:value-type="float">
            <text:p>13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64" calcext:value-type="float">
            <text:p>13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1" calcext:value-type="float">
            <text:p>13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05" calcext:value-type="float">
            <text:p>13.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29" calcext:value-type="float">
            <text:p>13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3" calcext:value-type="float">
            <text:p>13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9" calcext:value-type="float">
            <text:p>13.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2" calcext:value-type="float">
            <text:p>13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9" calcext:value-type="float">
            <text:p>1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56" calcext:value-type="float">
            <text:p>13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6" calcext:value-type="float">
            <text:p>13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01" calcext:value-type="float">
            <text:p>13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5" calcext:value-type="float">
            <text:p>13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37" calcext:value-type="float">
            <text:p>13.5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7" calcext:value-type="float">
            <text:p>13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13" calcext:value-type="float">
            <text:p>13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35" calcext:value-type="float">
            <text:p>13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45" calcext:value-type="float">
            <text:p>13.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66" calcext:value-type="float">
            <text:p>13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14" calcext:value-type="float">
            <text:p>13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36" calcext:value-type="float">
            <text:p>13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64" calcext:value-type="float">
            <text:p>13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99" calcext:value-type="float">
            <text:p>13.7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13" calcext:value-type="float">
            <text:p>13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38" calcext:value-type="float">
            <text:p>13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66" calcext:value-type="float">
            <text:p>13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6" calcext:value-type="float">
            <text:p>13.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24" calcext:value-type="float">
            <text:p>13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5" calcext:value-type="float">
            <text:p>13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9" calcext:value-type="float">
            <text:p>13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22" calcext:value-type="float">
            <text:p>14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3" calcext:value-type="float">
            <text:p>14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1" calcext:value-type="float">
            <text:p>14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9" calcext:value-type="float">
            <text:p>14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07" calcext:value-type="float">
            <text:p>14.4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7" calcext:value-type="float">
            <text:p>14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8" calcext:value-type="float">
            <text:p>14.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97" calcext:value-type="float">
            <text:p>14.4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24" calcext:value-type="float">
            <text:p>14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19" calcext:value-type="float">
            <text:p>14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8" calcext:value-type="float">
            <text:p>14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8" calcext:value-type="float">
            <text:p>14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4" calcext:value-type="float">
            <text:p>14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04" calcext:value-type="float">
            <text:p>14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3" calcext:value-type="float">
            <text:p>14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66" calcext:value-type="float">
            <text:p>14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97" calcext:value-type="float">
            <text:p>14.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9" calcext:value-type="float">
            <text:p>14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4" calcext:value-type="float">
            <text:p>14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5" calcext:value-type="float">
            <text:p>14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4" calcext:value-type="float">
            <text:p>15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46" calcext:value-type="float">
            <text:p>15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74" calcext:value-type="float">
            <text:p>15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09" calcext:value-type="float">
            <text:p>15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7" calcext:value-type="float">
            <text:p>15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85" calcext:value-type="float">
            <text:p>15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17" calcext:value-type="float">
            <text:p>15.4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43" calcext:value-type="float">
            <text:p>15.4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1" calcext:value-type="float">
            <text:p>15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5" calcext:value-type="float">
            <text:p>15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12" calcext:value-type="float">
            <text:p>15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47" calcext:value-type="float">
            <text:p>15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9" calcext:value-type="float">
            <text:p>15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15" calcext:value-type="float">
            <text:p>1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49" calcext:value-type="float">
            <text:p>15.7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7" calcext:value-type="float">
            <text:p>15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6" calcext:value-type="float">
            <text:p>15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4" calcext:value-type="float">
            <text:p>15.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3" calcext:value-type="float">
            <text:p>15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1" calcext:value-type="float">
            <text:p>15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94" calcext:value-type="float">
            <text:p>15.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28" calcext:value-type="float">
            <text:p>16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8" calcext:value-type="float">
            <text:p>16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97" calcext:value-type="float">
            <text:p>16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6" calcext:value-type="float">
            <text:p>16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2" calcext:value-type="float">
            <text:p>16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08" calcext:value-type="float">
            <text:p>16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6" calcext:value-type="float">
            <text:p>16.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77" calcext:value-type="float">
            <text:p>16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08" calcext:value-type="float">
            <text:p>16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8" calcext:value-type="float">
            <text:p>16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65" calcext:value-type="float">
            <text:p>16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3" calcext:value-type="float">
            <text:p>16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7" calcext:value-type="float">
            <text:p>16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3" calcext:value-type="float">
            <text:p>16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25" calcext:value-type="float">
            <text:p>16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54" calcext:value-type="float">
            <text:p>16.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9" calcext:value-type="float">
            <text:p>16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3" calcext:value-type="float">
            <text:p>16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9" calcext:value-type="float">
            <text:p>16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5" calcext:value-type="float">
            <text:p>16.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73" calcext:value-type="float">
            <text:p>16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01" calcext:value-type="float">
            <text:p>16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31" calcext:value-type="float">
            <text:p>16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57" calcext:value-type="float">
            <text:p>16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04" calcext:value-type="float">
            <text:p>16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3" calcext:value-type="float">
            <text:p>16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9" calcext:value-type="float">
            <text:p>16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6" calcext:value-type="float">
            <text:p>16.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38" calcext:value-type="float">
            <text:p>17.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79" calcext:value-type="float">
            <text:p>17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95" calcext:value-type="float">
            <text:p>17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9" calcext:value-type="float">
            <text:p>17.3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7" calcext:value-type="float">
            <text:p>17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03" calcext:value-type="float">
            <text:p>17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33" calcext:value-type="float">
            <text:p>17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74" calcext:value-type="float">
            <text:p>17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05" calcext:value-type="float">
            <text:p>17.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37" calcext:value-type="float">
            <text:p>17.5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71" calcext:value-type="float">
            <text:p>17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05" calcext:value-type="float">
            <text:p>17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4" calcext:value-type="float">
            <text:p>17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1" calcext:value-type="float">
            <text:p>17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07" calcext:value-type="float">
            <text:p>17.7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3" calcext:value-type="float">
            <text:p>17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6" calcext:value-type="float">
            <text:p>17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07" calcext:value-type="float">
            <text:p>17.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2" calcext:value-type="float">
            <text:p>17.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1" calcext:value-type="float">
            <text:p>17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05" calcext:value-type="float">
            <text:p>18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22" calcext:value-type="float">
            <text:p>18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7" calcext:value-type="float">
            <text:p>18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86" calcext:value-type="float">
            <text:p>18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23" calcext:value-type="float">
            <text:p>18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3" calcext:value-type="float">
            <text:p>18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99" calcext:value-type="float">
            <text:p>1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34" calcext:value-type="float">
            <text:p>18.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06" calcext:value-type="float">
            <text:p>18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5" calcext:value-type="float">
            <text:p>18.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8" calcext:value-type="float">
            <text:p>18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4" calcext:value-type="float">
            <text:p>18.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7" calcext:value-type="float">
            <text:p>18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58" calcext:value-type="float">
            <text:p>18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95" calcext:value-type="float">
            <text:p>18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32" calcext:value-type="float">
            <text:p>18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5" calcext:value-type="float">
            <text:p>18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16" calcext:value-type="float">
            <text:p>18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58" calcext:value-type="float">
            <text:p>18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04" calcext:value-type="float">
            <text:p>19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62" calcext:value-type="float">
            <text:p>19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9" calcext:value-type="float">
            <text:p>19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07" calcext:value-type="float">
            <text:p>19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1" calcext:value-type="float">
            <text:p>19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9" calcext:value-type="float">
            <text:p>19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7" calcext:value-type="float">
            <text:p>19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1" calcext:value-type="float">
            <text:p>19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6" calcext:value-type="float">
            <text:p>19.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6" calcext:value-type="float">
            <text:p>19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8" calcext:value-type="float">
            <text:p>19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4" calcext:value-type="float">
            <text:p>1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2" calcext:value-type="float">
            <text:p>19.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9" calcext:value-type="float">
            <text:p>19.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4" calcext:value-type="float">
            <text:p>19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4" calcext:value-type="float">
            <text:p>19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55" calcext:value-type="float">
            <text:p>19.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3" calcext:value-type="float">
            <text:p>19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7" calcext:value-type="float">
            <text:p>19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8" calcext:value-type="float">
            <text:p>19.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8" calcext:value-type="float">
            <text:p>20.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62" calcext:value-type="float">
            <text:p>20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93" calcext:value-type="float">
            <text:p>20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1" calcext:value-type="float">
            <text:p>20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75" calcext:value-type="float">
            <text:p>20.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24" calcext:value-type="float">
            <text:p>20.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4" calcext:value-type="float">
            <text:p>20.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4" calcext:value-type="float">
            <text:p>20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8" calcext:value-type="float">
            <text:p>2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62" calcext:value-type="float">
            <text:p>20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02" calcext:value-type="float">
            <text:p>20.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69" calcext:value-type="float">
            <text:p>20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93" calcext:value-type="float">
            <text:p>20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8" calcext:value-type="float">
            <text:p>20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15" calcext:value-type="float">
            <text:p>20.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34" calcext:value-type="float">
            <text:p>20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3" calcext:value-type="float">
            <text:p>17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2" calcext:value-type="float">
            <text:p>17.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22" calcext:value-type="float">
            <text:p>17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55" calcext:value-type="float">
            <text:p>17.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78" calcext:value-type="float">
            <text:p>17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06" calcext:value-type="float">
            <text:p>17.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47" calcext:value-type="float">
            <text:p>17.8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85" calcext:value-type="float">
            <text:p>17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22" calcext:value-type="float">
            <text:p>17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2" calcext:value-type="float">
            <text:p>17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09" calcext:value-type="float">
            <text:p>18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3" calcext:value-type="float">
            <text:p>18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04" calcext:value-type="float">
            <text:p>18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52" calcext:value-type="float">
            <text:p>18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87" calcext:value-type="float">
            <text:p>18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5" calcext:value-type="float">
            <text:p>18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56" calcext:value-type="float">
            <text:p>18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51" calcext:value-type="float">
            <text:p>15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87" calcext:value-type="float">
            <text:p>15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07" calcext:value-type="float">
            <text:p>15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2" calcext:value-type="float">
            <text:p>1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7" calcext:value-type="float">
            <text:p>15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01" calcext:value-type="float">
            <text:p>15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36" calcext:value-type="float">
            <text:p>1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63" calcext:value-type="float">
            <text:p>15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06" calcext:value-type="float">
            <text:p>15.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6" calcext:value-type="float">
            <text:p>15.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45" calcext:value-type="float">
            <text:p>15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06" calcext:value-type="float">
            <text:p>15.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3" calcext:value-type="float">
            <text:p>15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2" calcext:value-type="float">
            <text:p>15.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38" calcext:value-type="float">
            <text:p>15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3" calcext:value-type="float">
            <text:p>15.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03" calcext:value-type="float">
            <text:p>16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23" calcext:value-type="float">
            <text:p>16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84" calcext:value-type="float">
            <text:p>16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09" calcext:value-type="float">
            <text:p>16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3" calcext:value-type="float">
            <text:p>16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91" calcext:value-type="float">
            <text:p>16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16" calcext:value-type="float">
            <text:p>16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1" calcext:value-type="float">
            <text:p>1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7" calcext:value-type="float">
            <text:p>14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2" calcext:value-type="float">
            <text:p>17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3" calcext:value-type="float">
            <text:p>17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8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7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6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9" calcext:value-type="float">
            <text:p>1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5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9" calcext:value-type="float">
            <text:p>1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2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3" calcext:value-type="float">
            <text:p>2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3" calcext:value-type="float">
            <text:p>1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2000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9" calcext:value-type="float">
            <text:p>1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6" calcext:value-type="float">
            <text:p>1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8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3" calcext:value-type="float">
            <text:p>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7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6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3" calcext:value-type="float">
            <text:p>1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9" calcext:value-type="float">
            <text:p>1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5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4" calcext:value-type="float">
            <text:p>1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6" calcext:value-type="float">
            <text:p>16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4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2" calcext:value-type="float">
            <text:p>1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2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3" calcext:value-type="float">
            <text:p>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2" calcext:value-type="float">
            <text:p>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1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90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2" calcext:value-type="float">
            <text:p>1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9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" calcext:value-type="float">
            <text:p>2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8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7" calcext:value-type="float">
            <text:p>2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1" calcext:value-type="float">
            <text:p>1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7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4" calcext:value-type="float">
            <text:p>1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8" calcext:value-type="float">
            <text:p>1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8" calcext:value-type="float">
            <text:p>1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4" calcext:value-type="float">
            <text:p>1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6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4" calcext:value-type="float">
            <text:p>16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5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8" calcext:value-type="float">
            <text:p>1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4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4" calcext:value-type="float">
            <text:p>2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7" calcext:value-type="float">
            <text:p>13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8" calcext:value-type="float">
            <text:p>16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2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8" calcext:value-type="float">
            <text:p>1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9" calcext:value-type="float">
            <text:p>2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8" calcext:value-type="float">
            <text:p>1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1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4" calcext:value-type="float">
            <text:p>1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4" calcext:value-type="float">
            <text:p>1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80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" calcext:value-type="float">
            <text:p>1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9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8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8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A10/63</text:p>
          </table:table-cell>
          <table:table-cell office:value-type="string" calcext:value-type="string">
            <text:p>1978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976" meta:object-count="0"/>
    <meta:user-defined meta:name="AppVersion">3.0</meta:user-defined>
  </office:meta>
</office:document-meta>
</file>